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.5347in" fo:margin-left="-0.1042in" table:align="left"/>
    </style:style>
    <style:style style:name="Table1.A" style:family="table-column">
      <style:table-column-properties style:column-width="2.5347in"/>
    </style:style>
    <style:style style:name="Table1.1" style:family="table-row">
      <style:table-row-properties style:min-row-height="0.2847in"/>
    </style:style>
    <style:style style:name="Table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2" style:family="table-row">
      <style:table-row-properties style:min-row-height="0.6181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 fo:background-color="#4c4c4c">
        <style:background-image/>
      </style:paragraph-properties>
      <style:text-properties fo:color="#ffffff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Points</text:p>
          </table:table-cell>
        </table:table-row>
        <table:table-row table:style-name="Table1.2">
          <table:table-cell table:style-name="Table1.A2" office:value-type="string">
            <text:p text:style-name="P1"><text:span text:style-name="T2">General</text:span></text:p>
            <text:p text:style-name="P1">+1 Each refactoring</text:p>
            <text:p text:style-name="P1">+1 Copy + Paste</text:p>
            <text:p text:style-name="P1">+1 Any shortcut for editing code</text:p>
            <text:p text:style-name="P1">+0 Formatting or deleting blank lines</text:p>
            <text:p text:style-name="P1">+0 Change access methods or classes</text:p>
            <text:p text:style-name="P1"><text:span text:style-name="T1">Penalties</text:span></text:p>
            <text:p text:style-name="P1">+2 Each manually modified line</text:p>
            <text:p text:style-name="P3">x2 Each change until test passes again</text:p>
          </table:table-cell>
        </table:table-row>
      </table:table>
      <text:p text:style-name="P2"/>
      <text:p text:style-name="P2"/>
      <text:p text:style-name="P1">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28in" fo:margin-right="0.5626in" style:writing-mode="lr-tb" style:footnote-max-height="0in">
        <style:columns fo:column-count="3" fo:column-gap="0in">
          <style:column style:rel-width="3324*" fo:start-indent="0in" fo:end-indent="0in"/>
          <style:column style:rel-width="3324*" fo:start-indent="0in" fo:end-indent="0in"/>
          <style:column style:rel-width="3324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ip </meta:initial-creator>
    <meta:creation-date>2013-10-08T16:37:45</meta:creation-date>
    <dc:date>2013-10-08T16:48:04</dc:date>
    <dc:creator>mlip </dc:creator>
    <meta:editing-duration>PT3M59S</meta:editing-duration>
    <meta:editing-cycles>3</meta:editing-cycles>
    <meta:generator>LibreOffice/3.5$Linux_X86_64 LibreOffice_project/350m1$Build-2</meta:generator>
    <meta:document-statistic meta:table-count="1" meta:image-count="0" meta:object-count="0" meta:page-count="1" meta:paragraph-count="11" meta:word-count="40" meta:character-count="238" meta:non-whitespace-character-count="198"/>
  </office:meta>
</office:document-meta>
</file>